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officeooo:rsid="001b3cb0" officeooo:paragraph-rsid="001b3cb0"/>
    </style:style>
    <style:style style:name="P2" style:family="paragraph" style:parent-style-name="Heading_20_1">
      <style:text-properties officeooo:rsid="001b3cb0" officeooo:paragraph-rsid="001b3cb0"/>
    </style:style>
    <style:style style:name="P3" style:family="paragraph" style:parent-style-name="Heading_20_1">
      <style:text-properties officeooo:rsid="001c2eae" officeooo:paragraph-rsid="001c2eae"/>
    </style:style>
    <style:style style:name="P4" style:family="paragraph" style:parent-style-name="Heading_20_1">
      <style:paragraph-properties fo:break-before="page"/>
      <style:text-properties officeooo:rsid="001b3cb0" officeooo:paragraph-rsid="001b3cb0"/>
    </style:style>
    <style:style style:name="P5" style:family="paragraph" style:parent-style-name="Title">
      <style:text-properties officeooo:rsid="001abaab" officeooo:paragraph-rsid="001abaab"/>
    </style:style>
    <style:style style:name="P6" style:family="paragraph" style:parent-style-name="Text_20_body">
      <style:text-properties officeooo:rsid="001abaab" officeooo:paragraph-rsid="001abaab"/>
    </style:style>
    <style:style style:name="P7" style:family="paragraph" style:parent-style-name="Text_20_body">
      <style:text-properties officeooo:rsid="001b3cb0" officeooo:paragraph-rsid="001b3cb0"/>
    </style:style>
    <style:style style:name="P8" style:family="paragraph" style:parent-style-name="Text_20_body">
      <style:text-properties officeooo:rsid="001c2eae" officeooo:paragraph-rsid="001c2eae"/>
    </style:style>
    <style:style style:name="P9" style:family="paragraph" style:parent-style-name="Text_20_body">
      <style:text-properties officeooo:paragraph-rsid="001c2ea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b3cb0"/>
    </style:style>
    <style:style style:name="T2" style:family="text">
      <style:text-properties officeooo:rsid="001c2ea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ÖRSTUDIE <text:span text:style-name="T1">TAKTIKA</text:span></text:p>
      <text:p text:style-name="P6"/>
      <text:p text:style-name="P1">Allmänt</text:p>
      <text:p text:style-name="P7">Det här en förstudie över spelet med arbetsnamnet ”Taktika”. Den ska brytas upp i många mindre delar, som ska studeras strax innan vi implementerar funktionaliteten i kod.</text:p>
      <text:p text:style-name="P7"/>
      <text:p text:style-name="Text_20_body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P10">Innehållsförteckning</text:p>
          </text:index-title>
          <text:p text:style-name="P11"><text:a xlink:type="simple" xlink:href="#__RefHeading__107_1734828092" text:style-name="Index_20_Link" text:visited-style-name="Index_20_Link">Spelidé<text:tab/>3</text:a></text:p>
        </text:index-body>
      </text:table-of-content>
      <text:p text:style-name="Text_20_body"/>
      <text:h text:style-name="P4" text:outline-level="1"><text:bookmark-start text:name="__RefHeading__107_1734828092"/>Spelidé<text:bookmark-end text:name="__RefHeading__107_1734828092"/></text:h>
      <text:p text:style-name="P7">Ett turn-baserat 3D-strategispel i rymden.</text:p>
      <text:p text:style-name="P7">&lt;Lägg till mer detaljer&gt;</text:p>
      <text:p text:style-name="P7"/>
      <text:h text:style-name="P3" text:outline-level="1">Systemkrav</text:h>
      <text:p text:style-name="P8">Alla desktop-plattformar stöds. Ett GUI för Windows 8 och ett GUI i Java för övriga plattformar.</text:p>
      <text:p text:style-name="P8">&lt;Lägg till mer detaljer, men inte så viktigt nu i början&gt;</text:p>
      <text:p text:style-name="P7"/>
      <text:h text:style-name="P2" text:outline-level="1">Mock-up</text:h>
      <text:p text:style-name="P7">&lt;Lägg till en mock-up här&gt;</text:p>
      <text:p text:style-name="P7"/>
      <text:h text:style-name="Heading_20_1" text:outline-level="1">Modell</text:h>
      <text:p text:style-name="P8">&lt;Lägg till en UML-modell här&gt;</text:p>
      <text:p text:style-name="P8"/>
      <text:h text:style-name="P3" text:outline-level="1">Utvecklingsmiljö</text:h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15:34:31.030000000</meta:creation-date>
    <dc:date>2013-09-14T23:16:03.064000000</dc:date>
    <meta:editing-duration>P0D</meta:editing-duration>
    <meta:editing-cycles>2</meta:editing-cycles>
    <meta:generator>LibreOffice/4.1.1.2$Windows_x86 LibreOffice_project/7e4286b58adc75a14f6d83f53a03b6c11fa2903</meta:generator>
    <meta:document-statistic meta:table-count="0" meta:image-count="0" meta:object-count="0" meta:page-count="3" meta:paragraph-count="16" meta:word-count="84" meta:character-count="544" meta:non-whitespace-character-count="476"/>
  </office:meta>
</office:document-meta>
</file>